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388in"/>
    </style:style>
    <style:style style:name="TableColumn3" style:family="table-column">
      <style:table-column-properties style:column-width="3.393in"/>
    </style:style>
    <style:style style:name="TableColumn4" style:family="table-column">
      <style:table-column-properties style:column-width="3.15in"/>
    </style:style>
    <style:style style:name="Table1" style:family="table" style:master-page-name="MP0">
      <style:table-properties style:width="7.4819in" fo:margin-left="-0.693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8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P1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3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P2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3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8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2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9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2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6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9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P10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6" style:parent-style-name="Normal" style:family="paragraph">
      <style:paragraph-properties fo:margin-bottom="0in" fo:line-height="100%"/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nivariate cases</text:p>
          </table:table-cell>
          <table:table-cell table:style-name="TableCell8">
            <text:p text:style-name="P9">PROS</text:p>
          </table:table-cell>
          <table:table-cell table:style-name="TableCell10">
            <text:p text:style-name="P11">CONS</text:p>
          </table:table-cell>
        </table:table-row>
        <table:table-row table:style-name="TableRow12">
          <table:table-cell table:style-name="TableCell13">
            <text:p text:style-name="P14">Simulated</text:p>
          </table:table-cell>
          <table:table-cell table:style-name="TableCell15">
            <text:p text:style-name="P16">Medium dimensionality (250 obs)</text:p>
            <text:p text:style-name="P17">Matern kernel</text:p>
            <text:p text:style-name="P18"/>
            <text:p text:style-name="P19">Regular GP is fitted</text:p>
            <text:p text:style-name="P20">Splines is fitted</text:p>
            <text:p text:style-name="P21"/>
            <text:p text:style-name="P22">Computational improvement evidence</text:p>
            <text:p text:style-name="P23"/>
            <text:p text:style-name="P24">Rough, long and visually attractive function</text:p>
            <text:p text:style-name="P25"/>
          </table:table-cell>
          <table:table-cell table:style-name="TableCell26">
            <text:p text:style-name="P27">Simulated data</text:p>
          </table:table-cell>
        </table:table-row>
        <table:table-row table:style-name="TableRow28">
          <table:table-cell table:style-name="TableCell29">
            <text:p text:style-name="P30">Gay</text:p>
          </table:table-cell>
          <table:table-cell table:style-name="TableCell31">
            <text:p text:style-name="P32">Real data</text:p>
            <text:p text:style-name="P33"/>
            <text:p text:style-name="P34">Regular GP is fitted</text:p>
            <text:p text:style-name="P35">Splines is fitted</text:p>
            <text:p text:style-name="P36"/>
          </table:table-cell>
          <table:table-cell table:style-name="TableCell37">
            <text:p text:style-name="P38">Low dimensionality (74 obs)</text:p>
            <text:p text:style-name="P39">(Maybe) limited computational improvement evidence</text:p>
          </table:table-cell>
        </table:table-row>
        <table:table-row table:style-name="TableRow40">
          <table:table-cell table:style-name="TableCell41">
            <text:p text:style-name="P42">Birthday</text:p>
          </table:table-cell>
          <table:table-cell table:style-name="TableCell43">
            <text:p text:style-name="P44">Real data</text:p>
            <text:p text:style-name="P45"/>
            <text:p text:style-name="P46">Complex data: Many components and different kernels</text:p>
          </table:table-cell>
          <table:table-cell table:style-name="TableCell47">
            <text:p text:style-name="P48">Regular GP can not be fitted</text:p>
            <text:p text:style-name="P49">Make use of different stuff<text:s/>from that proposed in the paper.</text:p>
            <text:p text:style-name="P50">Periodic kernel<text:s/></text:p>
            <text:p text:style-name="P51">Horse shoe prior effects</text:p>
            <text:p text:style-name="P52"/>
          </table:table-cell>
        </table:table-row>
        <table:table-row table:style-name="TableRow53">
          <table:table-cell table:style-name="TableCell54">
            <text:p text:style-name="P55">Multivariate cases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imulated</text:p>
          </table:table-cell>
          <table:table-cell table:style-name="TableCell63">
            <text:p text:style-name="P64">Regular GP is fitted<text:s/></text:p>
            <text:p text:style-name="P65">Splines is fitted</text:p>
            <text:p text:style-name="P66"/>
            <text:p text:style-name="P67">Pretty clear performance (error and time) behavior<text:s/></text:p>
            <text:p text:style-name="P68"/>
          </table:table-cell>
          <table:table-cell table:style-name="TableCell69">
            <text:p text:style-name="P70">Simulated data</text:p>
            <text:p text:style-name="P71">Low dimensionality (120 obs)</text:p>
            <text:p text:style-name="P72"/>
          </table:table-cell>
        </table:table-row>
        <table:table-row table:style-name="TableRow73">
          <table:table-cell table:style-name="TableCell74">
            <text:p text:style-name="P75">Diabetes</text:p>
          </table:table-cell>
          <table:table-cell table:style-name="TableCell76">
            <text:p text:style-name="P77">Real data</text:p>
            <text:p text:style-name="P78">Medium dimensionality (392 obs)</text:p>
            <text:p text:style-name="P79"/>
            <text:p text:style-name="P80">Regular GP is still fitted</text:p>
            <text:p text:style-name="P81">Splines is fitted</text:p>
            <text:p text:style-name="P82"/>
            <text:p text:style-name="P83">Models with 2D, 3D and <text:s/>4D inputs are fitted</text:p>
            <text:p text:style-name="P84">Their computational efficiencies are compared</text:p>
            <text:p text:style-name="P85">Illustrates how computational demand exponentially<text:s/>increases with the number of inputs</text:p>
            <text:p text:style-name="P86"/>
          </table:table-cell>
          <table:table-cell table:style-name="TableCell87">
            <text:p text:style-name="P88">Smooth process so a low number of basis functions are needed</text:p>
          </table:table-cell>
        </table:table-row>
        <table:table-row table:style-name="TableRow89">
          <table:table-cell table:style-name="TableCell90">
            <text:p text:style-name="P91">Leukemia</text:p>
          </table:table-cell>
          <table:table-cell table:style-name="TableCell92">
            <text:p text:style-name="P93">Real data</text:p>
            <text:p text:style-name="P94">High dimensionality (1043 obs)</text:p>
            <text:p text:style-name="P95">Multilevel model (2 levels)</text:p>
            <text:p text:style-name="P96">3D input space</text:p>
            <text:p text:style-name="P97"/>
            <text:p text:style-name="P98">Regular GP is fitted</text:p>
            <text:p text:style-name="P99"/>
            <text:p text:style-name="P100">Illustrates how<text:s/>computational demand in 3D input space increases very quickly with the number of basis functions</text:p>
            <text:p text:style-name="P101"/>
          </table:table-cell>
          <table:table-cell table:style-name="TableCell102">
            <text:p text:style-name="P103">Smooth process so a low number of basis functions are needed</text:p>
            <text:p text:style-name="P104">Splines is not fitted</text:p>
          </table:table-cell>
        </table:table-row>
        <table:table-row table:style-name="TableRow105">
          <table:table-cell table:style-name="TableCell106">
            <text:p text:style-name="P107">Land-use</text:p>
          </table:table-cell>
          <table:table-cell table:style-name="TableCell108">
            <text:p text:style-name="P109">Real data</text:p>
            <text:p text:style-name="P110">High dimensionality (1000 obs)</text:p>
            <text:p text:style-name="P111">High<text:s/>dimensional input space (52 inputs)</text:p>
            <text:p text:style-name="P112">Additive GP components in the predictor to deal with the high dimensional input space</text:p>
          </table:table-cell>
          <table:table-cell table:style-name="TableCell113">
            <text:p text:style-name="P114">Too complex example</text:p>
            <text:p text:style-name="P115">No regular GP is fitted</text:p>
            <text:p text:style-name="P116">No illustration of computational efficiency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 Riutort Mayol</meta:initial-creator>
    <dc:creator>Gabriel Riutort Mayol</dc:creator>
    <meta:creation-date>2019-10-09T11:54:00Z</meta:creation-date>
    <dc:date>2019-10-09T12:46:00Z</dc:date>
    <meta:template xlink:href="Normal.dotm" xlink:type="simple"/>
    <meta:editing-cycles>4</meta:editing-cycles>
    <meta:editing-duration>PT3600S</meta:editing-duration>
    <meta:document-statistic meta:page-count="2" meta:paragraph-count="66" meta:word-count="250" meta:character-count="1590" meta:row-count="87" meta:non-whitespace-character-count="1406"/>
  </office:meta>
</office:document-meta>
</file>